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4" manifest:media-type=""/>
  <manifest:file-entry manifest:full-path="ObjectReplacements/Object 12" manifest:media-type=""/>
  <manifest:file-entry manifest:full-path="ObjectReplacements/Object 1" manifest:media-type=""/>
  <manifest:file-entry manifest:full-path="ObjectReplacements/Object 10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17" manifest:media-type=""/>
  <manifest:file-entry manifest:full-path="ObjectReplacements/Object 8" manifest:media-type=""/>
  <manifest:file-entry manifest:full-path="ObjectReplacements/Object 2" manifest:media-type=""/>
  <manifest:file-entry manifest:full-path="ObjectReplacements/Object 7" manifest:media-type=""/>
  <manifest:file-entry manifest:full-path="ObjectReplacements/Object 16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814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6.8146in"/>
    </style:style>
    <style:style style:name="Table1.1" style:family="table-row">
      <style:table-row-properties style:min-row-height="0.4306in" fo:keep-together="auto"/>
    </style:style>
    <style:style style:name="Table1.A1" style:family="table-cell">
      <style:table-cell-properties fo:background-color="#323e4f" fo:padding-left="0.0847in" fo:padding-right="0.075in" fo:padding-top="0in" fo:padding-bottom="0in" fo:border="1.5pt solid #000000">
        <style:background-image/>
      </style:table-cell-properties>
    </style:style>
    <style:style style:name="Table1.2" style:family="table-row">
      <style:table-row-properties style:min-row-height="1.1542in" fo:keep-together="auto"/>
    </style:style>
    <style:style style:name="Table1.3" style:family="table-row">
      <style:table-row-properties style:min-row-height="0.4167in" fo:keep-together="auto"/>
    </style:style>
    <style:style style:name="Table1.4" style:family="table-row">
      <style:table-row-properties style:min-row-height="0.0583in" fo:keep-together="auto"/>
    </style:style>
    <style:style style:name="Table2" style:family="table">
      <style:table-properties style:width="6.8146in" fo:margin-left="0in" fo:margin-top="0in" fo:margin-bottom="0in" table:align="left" style:writing-mode="lr-tb"/>
    </style:style>
    <style:style style:name="Table2.A" style:family="table-column">
      <style:table-column-properties style:column-width="6.8146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fo:background-color="#323e4f" fo:padding-left="0.0847in" fo:padding-right="0.075in" fo:padding-top="0in" fo:padding-bottom="0in" fo:border="1.5pt solid #000000">
        <style:background-image/>
      </style:table-cell-properties>
    </style:style>
    <style:style style:name="Table2.2" style:family="table-row">
      <style:table-row-properties style:min-row-height="0.5417in" fo:keep-together="auto"/>
    </style:style>
    <style:style style:name="Table2.3" style:family="table-row">
      <style:table-row-properties style:min-row-height="0.2618in" fo:keep-together="auto"/>
    </style:style>
    <style:style style:name="Table2.4" style:family="table-row">
      <style:table-row-properties style:min-row-height="0.0583in" fo:keep-together="auto"/>
    </style:style>
    <style:style style:name="Table3" style:family="table">
      <style:table-properties style:width="6.8146in" fo:margin-left="0in" fo:margin-top="0in" fo:margin-bottom="0in" table:align="left" style:writing-mode="lr-tb"/>
    </style:style>
    <style:style style:name="Table3.A" style:family="table-column">
      <style:table-column-properties style:column-width="6.8146in"/>
    </style:style>
    <style:style style:name="Table3.1" style:family="table-row">
      <style:table-row-properties style:min-row-height="0.5417in" fo:keep-together="auto"/>
    </style:style>
    <style:style style:name="Table3.A1" style:family="table-cell">
      <style:table-cell-properties fo:background-color="#323e4f" fo:padding-left="0.0847in" fo:padding-right="0.075in" fo:padding-top="0in" fo:padding-bottom="0in" fo:border="1.5pt solid #000000">
        <style:background-image/>
      </style:table-cell-properties>
    </style:style>
    <style:style style:name="Table4" style:family="table">
      <style:table-properties style:width="6.8146in" fo:margin-left="0in" fo:margin-top="0in" fo:margin-bottom="0in" table:align="left" style:writing-mode="lr-tb"/>
    </style:style>
    <style:style style:name="Table4.A" style:family="table-column">
      <style:table-column-properties style:column-width="6.8146in"/>
    </style:style>
    <style:style style:name="Table4.1" style:family="table-row">
      <style:table-row-properties style:min-row-height="0.5417in" fo:keep-together="auto"/>
    </style:style>
    <style:style style:name="Table4.A1" style:family="table-cell">
      <style:table-cell-properties fo:background-color="#323e4f" fo:padding-left="0.0847in" fo:padding-right="0.075in" fo:padding-top="0in" fo:padding-bottom="0in" fo:border="1.5pt solid #000000">
        <style:background-image/>
      </style:table-cell-properties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6.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6.5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>
      <style:text-properties fo:color="#ffffff" style:font-name="Times New Roman" style:font-name-complex="Times New Roman1"/>
    </style:style>
    <style:style style:name="P2" style:family="paragraph" style:parent-style-name="Standard">
      <style:paragraph-properties fo:margin-left="0.4917in" fo:margin-right="0in" fo:margin-top="0in" fo:margin-bottom="0in" loext:contextual-spacing="false" fo:line-height="200%" fo:text-indent="0in" style:auto-text-indent="false"/>
      <style:text-properties fo:color="#ffffff" style:font-name="Times New Roman" style:font-name-complex="Times New Roman1"/>
    </style:style>
    <style:style style:name="P3" style:family="paragraph" style:parent-style-name="Standard">
      <style:paragraph-properties fo:margin-left="0.4917in" fo:margin-right="0in" fo:margin-top="0in" fo:margin-bottom="0in" loext:contextual-spacing="false" fo:line-height="100%" fo:text-align="justify" style:justify-single-word="false" fo:text-indent="0in" style:auto-text-indent="false"/>
      <style:text-properties fo:color="#ffffff" style:font-name="Times New Roman" fo:font-size="12pt" style:font-name-asian="Times New Roman1" style:font-size-asian="12pt" style:language-asian="es" style:country-asian="CO" style:font-name-complex="Times New Roman1" style:font-size-complex="12pt"/>
    </style:style>
    <style:style style:name="P4" style:family="paragraph" style:parent-style-name="Standard">
      <style:paragraph-properties fo:margin-left="0.4917in" fo:margin-right="0in" fo:margin-top="0in" fo:margin-bottom="0in" loext:contextual-spacing="false" fo:line-height="100%" fo:text-align="justify" style:justify-single-word="false" fo:text-indent="0in" style:auto-text-indent="false"/>
      <style:text-properties fo:color="#ffffff" style:font-name="Times New Roman" style:font-name-asian="Times New Roman1" style:language-asian="es" style:country-asian="CO" style:font-name-complex="Times New Roman1"/>
    </style:style>
    <style:style style:name="P5" style:family="paragraph" style:parent-style-name="Standard">
      <style:paragraph-properties fo:margin-left="0.4917in" fo:margin-right="0in" fo:margin-top="0in" fo:margin-bottom="0in" loext:contextual-spacing="false" fo:line-height="200%" fo:text-indent="0in" style:auto-text-indent="false"/>
    </style:style>
    <style:style style:name="P6" style:family="paragraph" style:parent-style-name="Standard">
      <style:paragraph-properties fo:margin-left="0.4917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7" style:family="paragraph" style:parent-style-name="Standard" style:list-style-name="WWNum1">
      <style:paragraph-properties fo:margin-left="0.7417in" fo:margin-right="0in" fo:margin-top="0in" fo:margin-bottom="0in" loext:contextual-spacing="false" fo:line-height="100%" fo:text-align="justify" style:justify-single-word="false" fo:text-indent="-0.25in" style:auto-text-indent="false" style:vertical-align="baseline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 style:list-style-name="WWNum1">
      <style:paragraph-properties fo:margin-top="0in" fo:margin-bottom="0in" loext:contextual-spacing="false" fo:line-height="100%" fo:text-align="justify" style:justify-single-word="false" style:vertical-align="baseline"/>
    </style:style>
    <style:style style:name="P10" style:family="paragraph" style:parent-style-name="Standard">
      <style:paragraph-properties fo:margin-top="0in" fo:margin-bottom="0in" loext:contextual-spacing="false" fo:line-height="200%"/>
      <style:text-properties fo:color="#ffffff" style:font-name="Times New Roman" fo:font-size="12pt" style:font-size-asian="12pt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ffffff" style:font-name="Times New Roman" style:font-name-asian="Times New Roman1" style:language-asian="es" style:country-asian="CO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fo:color="#ffffff"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ffffff" style:font-name="Times New Roman" fo:language="en" fo:country="US" style:font-name-asian="Times New Roman1" style:language-asian="es" style:country-asian="CO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200%"/>
      <style:text-properties fo:color="#ffffff" style:font-name="Times New Roman" style:font-name-complex="Times New Roman1"/>
    </style:style>
    <style:style style:name="P15" style:family="paragraph" style:parent-style-name="Standard">
      <style:paragraph-properties fo:margin-top="0in" fo:margin-bottom="0in" loext:contextual-spacing="false" fo:line-height="200%"/>
    </style:style>
    <style:style style:name="P16" style:family="paragraph" style:parent-style-name="Standard">
      <style:paragraph-properties fo:margin-top="0in" fo:margin-bottom="0in" loext:contextual-spacing="false" fo:line-height="2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200%"/>
      <style:text-properties officeooo:rsid="0002dc9b" officeooo:paragraph-rsid="0002dc9b"/>
    </style:style>
    <style:style style:name="P18" style:family="paragraph" style:parent-style-name="Standard">
      <style:paragraph-properties fo:margin-left="0.9835in" fo:margin-right="0in" fo:margin-top="0in" fo:margin-bottom="0in" loext:contextual-spacing="false" fo:line-height="200%" fo:text-indent="0in" style:auto-text-indent="false"/>
      <style:text-properties fo:color="#ffffff" style:font-name-asian="F"/>
    </style:style>
    <style:style style:name="P19" style:family="paragraph" style:parent-style-name="Standard">
      <style:paragraph-properties fo:margin-left="0.9835in" fo:margin-right="0in" fo:margin-top="0in" fo:margin-bottom="0in" loext:contextual-spacing="false" fo:line-height="200%" fo:text-indent="0in" style:auto-text-indent="false"/>
      <style:text-properties fo:color="#ffffff"/>
    </style:style>
    <style:style style:name="P20" style:family="paragraph" style:parent-style-name="Standard">
      <style:paragraph-properties fo:margin-left="0.9835in" fo:margin-right="0in" fo:margin-top="0in" fo:margin-bottom="0in" loext:contextual-spacing="false" fo:line-height="200%" fo:text-indent="0in" style:auto-text-indent="false"/>
    </style:style>
    <style:style style:name="P21" style:family="paragraph" style:parent-style-name="Standard">
      <style:paragraph-properties fo:margin-left="1.25in" fo:margin-right="0in" fo:margin-top="0in" fo:margin-bottom="0in" loext:contextual-spacing="false" fo:line-height="100%" fo:text-align="justify" style:justify-single-word="false" fo:text-indent="0in" style:auto-text-indent="false" style:vertical-align="baseline"/>
    </style:style>
    <style:style style:name="P22" style:family="paragraph" style:parent-style-name="List_20_Paragraph" style:list-style-name="WWNum1">
      <style:paragraph-properties fo:margin-left="0.7417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3" style:family="paragraph" style:parent-style-name="List_20_Paragraph">
      <style:paragraph-properties fo:margin-top="0in" fo:margin-bottom="0in" loext:contextual-spacing="true" fo:line-height="100%"/>
      <style:text-properties fo:color="#ffffff" style:font-name="Times New Roman" style:font-name-complex="Times New Roman1"/>
    </style:style>
    <style:style style:name="P24" style:family="paragraph" style:parent-style-name="List_20_Paragraph">
      <style:paragraph-properties fo:margin-left="0.25in" fo:margin-right="0in" fo:margin-top="0in" fo:margin-bottom="0in" loext:contextual-spacing="true" fo:line-height="200%" fo:text-indent="0in" style:auto-text-indent="false"/>
    </style:style>
    <style:style style:name="P25" style:family="paragraph" style:parent-style-name="Table_20_Contents">
      <style:text-properties officeooo:rsid="0002dc9b" officeooo:paragraph-rsid="0002dc9b"/>
    </style:style>
    <style:style style:name="P26" style:family="paragraph" style:parent-style-name="Table_20_Contents">
      <style:text-properties officeooo:rsid="0080dbf0" officeooo:paragraph-rsid="0080dbf0"/>
    </style:style>
    <style:style style:name="T1" style:family="text">
      <style:text-properties fo:color="#ffffff" style:font-name="Times New Roman" fo:font-size="14pt" style:font-size-asian="14pt" style:font-name-complex="Times New Roman1"/>
    </style:style>
    <style:style style:name="T2" style:family="text">
      <style:text-properties fo:color="#ffffff" style:font-name="Times New Roman" style:font-name-complex="Times New Roman1"/>
    </style:style>
    <style:style style:name="T3" style:family="text">
      <style:text-properties fo:color="#ffffff" style:font-name="Times New Roman" officeooo:rsid="00026918" style:font-name-complex="Times New Roman1"/>
    </style:style>
    <style:style style:name="T4" style:family="text">
      <style:text-properties fo:color="#ffffff" style:font-name="Times New Roman" officeooo:rsid="0002dc9b" style:font-name-complex="Times New Roman1"/>
    </style:style>
    <style:style style:name="T5" style:family="text">
      <style:text-properties fo:color="#ffffff" style:font-name="Times New Roman" fo:font-size="12pt" style:font-size-asian="12pt" style:font-name-complex="Times New Roman1"/>
    </style:style>
    <style:style style:name="T6" style:family="text">
      <style:text-properties fo:color="#ffffff" style:font-name="Times New Roman" style:font-name-asian="Times New Roman1" style:language-asian="es" style:country-asian="CO" style:font-name-complex="Times New Roman1"/>
    </style:style>
    <style:style style:name="T7" style:family="text">
      <style:text-properties fo:color="#ffffff" style:font-name="Times New Roman" fo:font-weight="bold" style:font-weight-asian="bold" style:font-name-complex="Times New Roman1"/>
    </style:style>
    <style:style style:name="T8" style:family="text">
      <style:text-properties fo:color="#ffffff" style:font-name="Times New Roman" fo:font-style="italic" style:font-style-asian="italic" style:font-name-complex="Times New Roman1"/>
    </style:style>
    <style:style style:name="T9" style:family="text">
      <style:text-properties fo:color="#ffffff" style:font-name="Times New Roman" fo:font-style="italic" fo:font-weight="bold" style:font-style-asian="italic" style:font-weight-asian="bold" style:font-name-complex="Times New Roman1"/>
    </style:style>
    <style:style style:name="T10" style:family="text">
      <style:text-properties fo:color="#ffffff" style:font-name="Times New Roman" fo:language="en" fo:country="US" style:font-name-complex="Times New Roman1"/>
    </style:style>
    <style:style style:name="T11" style:family="text">
      <style:text-properties fo:color="#ffffff" style:font-name="Times New Roman" fo:language="en" fo:country="US" fo:font-style="italic" style:font-style-asian="italic" style:font-name-complex="Times New Roman1"/>
    </style:style>
    <style:style style:name="T12" style:family="text">
      <style:text-properties fo:color="#ffffff" style:font-name="Times New Roman" fo:font-style="normal" officeooo:rsid="0002dc9b" style:font-style-asian="normal" style:font-name-complex="Times New Roman1" style:font-style-complex="normal"/>
    </style:style>
    <style:style style:name="T13" style:family="text">
      <style:text-properties fo:color="#ffffff" style:font-name="Cambria Math" style:font-name-complex="Cambria Math1"/>
    </style:style>
    <style:style style:name="T14" style:family="text">
      <style:text-properties fo:color="#ffffff" fo:language="en" fo:country="US" style:font-name-asian="F"/>
    </style:style>
    <style:style style:name="T15" style:family="text">
      <style:text-properties officeooo:rsid="001c5491"/>
    </style:style>
    <style:style style:name="T16" style:family="text">
      <style:text-properties officeooo:rsid="008ef8f4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2" style:family="graphic" style:parent-style-name="Formula">
      <style:graphic-properties fo:margin-left="0in" fo:margin-right="0in" fo:margin-top="0in" fo:margin-bottom="0in"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1">TAD Almacén</text:span></text:p>
          </table:table-cell>
        </table:table-row>
        <table:table-row table:style-name="Table1.2">
          <table:table-cell table:style-name="Table1.A1" office:value-type="string">
            <text:p text:style-name="P10"/>
            <text:p text:style-name="P16"><text:span text:style-name="T5">Almacén: {oz1, oz2, oz3, …, oz (n - 1), oz(n)}</text:span></text:p>
          </table:table-cell>
        </table:table-row>
        <table:table-row table:style-name="Table1.3">
          <table:table-cell table:style-name="Table1.A1" office:value-type="string">
            <text:p text:style-name="P2"/>
            <text:p text:style-name="P5"><text:span text:style-name="T2">{ inv1: </text:span><text:span text:style-name="T13">∀</text:span><text:span text:style-name="T2">i ∙ </text:span><text:span text:style-name="T2"><draw:frame draw:style-name="fr1" text:anchor-type="as-char" svg:width="0.2209in" svg:height="0.2091in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2"><text:s/> </text:span><text:span text:style-name="T13">∈</text:span><text:span text:style-name="T2"> ValorOz, <text:s/>0 &lt; i  ≤ n }</text:span></text:p>
          </table:table-cell>
        </table:table-row>
        <table:table-row table:style-name="Table1.4">
          <table:table-cell table:style-name="Table1.A1" office:value-type="string">
            <text:p text:style-name="P11"/>
            <text:p text:style-name="P6"><text:span text:style-name="T6">Operaciones Primitivas:</text:span></text:p>
            <text:p text:style-name="P3"/>
            <text:list xml:id="list3382475039" text:style-name="WWNum1">
              <text:list-item>
                <text:p text:style-name="P7"><text:span text:style-name="T6">Crear Almacén <text:tab/><text:tab/><text:tab/><text:tab/> <text:s text:c="18"/>→ <text:tab/>Almacén</text:span></text:p>
              </text:list-item>
              <text:list-item>
                <text:p text:style-name="P7"><text:span text:style-name="T6">Crear Almacén <text:s text:c="2"/><text:tab/> <text:s text:c="13"/>ListaValorOz <text:tab/><text:tab/> <text:s text:c="5"/>→ <text:tab/>Almacén </text:span></text:p>
              </text:list-item>
              <text:list-item>
                <text:p text:style-name="P7"><text:span text:style-name="T6">Imprimir Almacén <text:tab/><text:tab/> <text:tab/><text:tab/> <text:s text:c="18"/>→ <text:tab/>Cadena de caracteres</text:span></text:p>
              </text:list-item>
              <text:list-item>
                <text:p text:style-name="P7"><text:span text:style-name="T6">Consultar Variable <text:tab/><text:tab/> ValorOz <text:s text:c="29"/>→ <text:tab/>ValorOz</text:span></text:p>
              </text:list-item>
              <text:list-item>
                <text:p text:style-name="P7"><text:span text:style-name="T6">Consultar Ligadura <text:tab/><text:tab/> ValorOz<text:tab/><text:tab/> <text:s text:c="5"/>→<text:tab/>Booleano</text:span></text:p>
              </text:list-item>
              <text:list-item>
                <text:p text:style-name="P7"><text:span text:style-name="T6">Modificar Variable <text:tab/> <text:s text:c="13"/>ValorOz x ValorOz <text:s text:c="11"/>→<text:tab/>Booleano</text:span></text:p>
              </text:list-item>
              <text:list-item>
                <text:p text:style-name="P7"><text:span text:style-name="T6">Agregar Variable <text:tab/> <text:s text:c="13"/>Nombre Variable <text:tab/> <text:s text:c="5"/>→ <text:tab/>ValorOz</text:span></text:p>
              </text:list-item>
              <text:list-item>
                <text:p text:style-name="P7"><text:span text:style-name="T6">Obtener Variables <text:tab/><text:tab/><text:tab/><text:tab/> <text:s text:c="18"/>→ <text:tab/>ListaValorOz</text:span></text:p>
              </text:list-item>
              <text:list-item>
                <text:p text:style-name="P22"><text:span text:style-name="T6">Unificar Variable <text:tab/> <text:s text:c="13"/>ValorOz x ValorOz <text:s text:c="11"/>→ <text:tab/>Booleano</text:span></text:p>
              </text:list-item>
            </text:list>
            <text:p text:style-name="P2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8"><text:span text:style-name="T1">TAD ValorOz</text:span></text:p>
          </table:table-cell>
        </table:table-row>
        <table:table-row table:style-name="Table2.2">
          <table:table-cell table:style-name="Table2.A1" office:value-type="string">
            <text:p text:style-name="P12"/>
            <text:p text:style-name="P16"><text:span text:style-name="T7">ValorOz:</text:span><text:span text:style-name="T2"> {Etiqueta &lt; caracter1, …, carácter(n)&gt;, Val &lt;ValorOz&gt; }</text:span></text:p>
          </table:table-cell>
        </table:table-row>
        <table:table-row table:style-name="Table2.3">
          <table:table-cell table:style-name="Table2.A1" office:value-type="string">
            <text:p text:style-name="P18"/>
            <text:p text:style-name="P19"><draw:frame draw:style-name="fr1" text:anchor-type="as-char" svg:width="3.9638in" svg:height="0.1937in" draw:z-index="1"><draw:object xlink:href="./Object 8" xlink:type="simple" xlink:show="embed" xlink:actuate="onLoad"/><draw:image xlink:href="./ObjectReplacements/Object 8" xlink:type="simple" xlink:show="embed" xlink:actuate="onLoad"/></draw:frame></text:p>
            <text:p text:style-name="P19"><draw:frame draw:style-name="fr2" text:anchor-type="as-char" svg:y="-0.1484in" svg:width="4.5575in" svg:height="0.1937in" draw:z-index="2"><draw:object xlink:href="./Object 16" xlink:type="simple" xlink:show="embed" xlink:actuate="onLoad"/><draw:image xlink:href="./ObjectReplacements/Object 16" xlink:type="simple" xlink:show="embed" xlink:actuate="onLoad"/></draw:frame></text:p>
            <text:p text:style-name="P20"><draw:frame draw:style-name="fr2" text:anchor-type="as-char" svg:y="-0.1484in" svg:width="4.0846in" svg:height="0.1937in" draw:z-index="3"><draw:object xlink:href="./Object 17" xlink:type="simple" xlink:show="embed" xlink:actuate="onLoad"/><draw:image xlink:href="./ObjectReplacements/Object 17" xlink:type="simple" xlink:show="embed" xlink:actuate="onLoad"/></draw:frame><text:span text:style-name="T14"><text:s/></text:span></text:p>
          </table:table-cell>
        </table:table-row>
        <table:table-row table:style-name="Table2.4">
          <table:table-cell table:style-name="Table2.A1" office:value-type="string">
            <text:p text:style-name="P13"/>
            <text:p text:style-name="P6"><text:span text:style-name="T6">Operaciones Primitivas:</text:span></text:p>
            <text:p text:style-name="P4"/>
            <text:list xml:id="list184557120520777" text:continue-numbering="true" text:style-name="WWNum1">
              <text:list-item>
                <text:list>
                  <text:list-item>
                    <text:list>
                      <text:list-item>
                        <text:p text:style-name="P9"><text:span text:style-name="T6">Crear Valor <text:tab/><text:tab/> <text:s text:c="9"/>Cadena<text:tab/> <text:s text:c="18"/>→ ValorOz</text:span></text:p>
                      </text:list-item>
                      <text:list-item>
                        <text:p text:style-name="P9"><text:span text:style-name="T6">Obtener Cadena Valor <text:s text:c="52"/>→ Cadena</text:span></text:p>
                      </text:list-item>
                      <text:list-item>
                        <text:p text:style-name="P9"><text:span text:style-name="T6">Obtener Etiqueta <text:s text:c="26"/>ValorOz <text:s text:c="20"/>→ Cadena</text:span></text:p>
                      </text:list-item>
                      <text:list-item>
                        <text:p text:style-name="P9"><text:span text:style-name="T6">Obtener Lista Campos <text:s text:c="17"/>ValorOz <text:s text:c="20"/>→ Lista Cadena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6"><text:s text:c="2"/>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/>
            <text:p text:style-name="P15"><text:span text:style-name="T7">CrearValor(</text:span><text:span text:style-name="T8">c</text:span><text:span text:style-name="T7">)</text:span></text:p>
            <text:p text:style-name="P24"><text:span text:style-name="T2">*Crea una instancia de TADValorOz a partir de una cadena </text:span><text:span text:style-name="T9">c</text:span><text:span text:style-name="T7">. *</text:span></text:p>
            <text:p text:style-name="P24"><text:span text:style-name="T2">{pre: </text:span><text:span text:style-name="T2"><draw:frame draw:style-name="fr1" text:anchor-type="as-char" svg:width="0.7209in" svg:height="0.1839in" draw:z-index="4"><draw:object xlink:href="./Object 18" xlink:type="simple" xlink:show="embed" xlink:actuate="onLoad"/><draw:image xlink:href="./ObjectReplacements/Object 18" xlink:type="simple" xlink:show="embed" xlink:actuate="onLoad"/></draw:frame></text:span><text:span text:style-name="T2">}</text:span></text:p>
            <text:p text:style-name="P24"><text:span text:style-name="T10">{post: </text:span><text:span text:style-name="T11">c | c</text:span><text:span text:style-name="T10"> </text:span><text:span text:style-name="T10"><draw:frame draw:style-name="fr1" text:anchor-type="as-char" svg:width="0.652in" svg:height="0.1839in" draw:z-index="5"><draw:object xlink:href="./Object 19" xlink:type="simple" xlink:show="embed" xlink:actuate="onLoad"/><draw:image xlink:href="./ObjectReplacements/Object 19" xlink:type="simple" xlink:show="embed" xlink:actuate="onLoad"/></draw:frame></text:span><text:span text:style-name="T10"><text:s/>} </text:span></text:p>
          </table:table-cell>
        </table:table-row>
      </table:table>
      <text:p text:style-name="P1"/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4"/>
            <text:p text:style-name="P15"><text:span text:style-name="T7">ObtenerCadenaValor()</text:span></text:p>
            <text:p text:style-name="P24"><text:span text:style-name="T2">*</text:span><text:bookmark text:name="_GoBack"/><text:span text:style-name="T3">Permite <text:s/>obtener </text:span><text:span text:style-name="T4">la representacion de un ValorOz en una cadena</text:span><text:span text:style-name="T7">*</text:span></text:p>
            <text:p text:style-name="P24"><text:span text:style-name="T2">{pre: </text:span><text:span text:style-name="T4">True</text:span><text:span text:style-name="T2">}</text:span></text:p>
            <text:p text:style-name="P24"><text:span text:style-name="T2">{post: </text:span><text:span text:style-name="T12">Retorna una cadena la cual representa el valor de la variable ValorOz</text:span><text:span text:style-name="T2"> } 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7"><text:soft-page-break/><text:span text:style-name="T2">2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/>
            <text:p text:style-name="P25">ObtenerEtiqueta()</text:p>
            <text:p text:style-name="P25"><text:s text:c="6"/>* Se obtiene la etiqueta de un ValorOz, si esta es un registro.*</text:p>
            <text:p text:style-name="P25"><text:s text:c="7"/>{ pre: El ValorOz debe ser un registro }</text:p>
            <text:p text:style-name="P25"><text:s text:c="7"/>{post: Retorna una cadena <text:s/><text:span text:style-name="T15">el cual tiene la etiqueta de un registro de un ValorOz `}</text:span></text:p>
          </table:table-cell>
        </table:table-row>
      </table:table>
      <text:p text:style-name="P17"><text:span text:style-name="T10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P26">ObtenerListaCampos()</text:p>
            <text:p text:style-name="P26"><text:s text:c="4"/>* Se obtiene <text:span text:style-name="T16">el nombre de los campos de un registro.*</text:span></text:p>
            <text:p text:style-name="P26"><text:s text:c="6"/><text:span text:style-name="T16">{pre: El ValorOz debe ser un registro}</text:span></text:p>
            <text:p text:style-name="P26"><text:s text:c="6"/><text:span text:style-name="T16">{post: Retorna una lista de cadenas la cual contiene los nombres de los campos de un ValorOz.}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CO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Andrea Troncoso Barona</meta:initial-creator>
    <meta:editing-cycles>7</meta:editing-cycles>
    <meta:creation-date>2019-05-04T21:05:00</meta:creation-date>
    <dc:date>2019-05-04T18:45:55.336774166</dc:date>
    <meta:editing-duration>PT41S</meta:editing-duration>
    <meta:generator>LibreOffice/6.0.7.3$Linux_X86_64 LibreOffice_project/00m0$Build-3</meta:generator>
    <meta:document-statistic meta:table-count="6" meta:image-count="0" meta:object-count="6" meta:page-count="3" meta:paragraph-count="41" meta:word-count="246" meta:character-count="1807" meta:non-whitespace-character-count="11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